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paragraph-properties fo:margin-top="0.423cm" fo:margin-bottom="0cm" loext:contextual-spacing="false" fo:line-height="8%" fo:text-align="justify" style:justify-single-word="false" style:writing-mode="lr-tb"/>
      <style:text-properties fo:font-variant="normal" fo:text-transform="none" fo:color="#c9211e" style:text-line-through-style="none" style:text-line-through-type="none" style:font-name="Roboto" fo:font-size="10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.423cm" fo:margin-bottom="0cm" loext:contextual-spacing="false" fo:line-height="8%" fo:text-align="justify" style:justify-single-word="false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.423cm" fo:margin-bottom="0cm" loext:contextual-spacing="false" fo:line-height="13%" style:writing-mode="lr-tb"/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.423cm" fo:margin-bottom="0cm" loext:contextual-spacing="false" fo:line-height="8%" fo:text-align="justify" style:justify-single-word="false" style:writing-mode="lr-tb"/>
    </style:style>
    <style:style style:name="P6" style:family="paragraph" style:parent-style-name="Text_20_body" style:list-style-name="L1">
      <loext:graphic-properties draw:fill="none" draw:fill-color="#ffffff"/>
      <style:paragraph-properties fo:margin-top="0.423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2">
      <loext:graphic-properties draw:fill="none" draw:fill-color="#ffffff"/>
      <style:paragraph-properties fo:margin-top="0.423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8" style:family="paragraph" style:parent-style-name="Text_20_body" style:list-style-name="L3">
      <loext:graphic-properties draw:fill="none" draw:fill-color="#ffffff"/>
      <style:paragraph-properties fo:margin-top="0.423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9" style:family="paragraph" style:parent-style-name="Text_20_body" style:list-style-name="L4">
      <loext:graphic-properties draw:fill="none" draw:fill-color="#ffffff"/>
      <style:paragraph-properties fo:margin-top="0.423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0" style:family="paragraph" style:parent-style-name="Text_20_body" style:list-style-name="L5">
      <loext:graphic-properties draw:fill="none" draw:fill-color="#ffffff"/>
      <style:paragraph-properties fo:margin-top="0.423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1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3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4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5" style:family="paragraph" style:parent-style-name="Text_20_body" style:list-style-name="L1">
      <loext:graphic-properties draw:fill="none" draw:fill-color="#ffffff"/>
      <style:paragraph-properties fo:margin-top="0cm" fo:margin-bottom="0.423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2">
      <loext:graphic-properties draw:fill="none" draw:fill-color="#ffffff"/>
      <style:paragraph-properties fo:margin-top="0cm" fo:margin-bottom="0.423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7" style:family="paragraph" style:parent-style-name="Text_20_body" style:list-style-name="L3">
      <loext:graphic-properties draw:fill="none" draw:fill-color="#ffffff"/>
      <style:paragraph-properties fo:margin-top="0cm" fo:margin-bottom="0.423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8" style:family="paragraph" style:parent-style-name="Text_20_body" style:list-style-name="L5">
      <loext:graphic-properties draw:fill="none" draw:fill-color="#ffffff"/>
      <style:paragraph-properties fo:margin-top="0cm" fo:margin-bottom="0.423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9" style:family="paragraph" style:parent-style-name="Text_20_body" style:list-style-name="L4">
      <loext:graphic-properties draw:fill="none" draw:fill-color="#ffffff"/>
      <style:paragraph-properties fo:margin-top="0cm" fo:margin-bottom="0.423cm" loext:contextual-spacing="false" fo:line-height="138%" fo:background-color="transparent" fo:padding="0cm" fo:border="none" style:writing-mode="lr-tb"/>
      <style:text-properties fo:font-variant="normal" fo:text-transform="none" fo:color="#c9211e" style:text-line-through-style="none" style:text-line-through-type="none" style:font-name="Roboto" fo:font-size="11pt" fo:font-style="normal" style:text-underline-style="none" fo:font-weight="normal" style:text-blinking="false" fo:background-color="transparent"/>
    </style:style>
    <style:style style:name="P20" style:family="paragraph" style:parent-style-name="Text_20_body">
      <style:paragraph-properties fo:margin-top="0.423cm" fo:margin-bottom="0.247cm" loext:contextual-spacing="false" fo:line-height="9%" fo:text-align="justify" style:justify-single-word="false" style:writing-mode="lr-tb"/>
      <style:text-properties fo:font-variant="normal" fo:text-transform="none" fo:color="#c9211e" style:text-line-through-style="none" style:text-line-through-type="none" style:font-name="Roboto" fo:font-size="11pt" fo:font-style="normal" style:text-underline-style="none" fo:font-weight="normal" style:text-blinking="false" fo:background-color="transparent"/>
    </style:style>
    <style:style style:name="P21" style:family="paragraph" style:parent-style-name="Text_20_body">
      <style:paragraph-properties fo:margin-top="0.423cm" fo:margin-bottom="0.247cm" loext:contextual-spacing="false" fo:line-height="9%" fo:text-align="justify" style:justify-single-word="false" style:writing-mode="lr-tb"/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top="0.423cm" fo:margin-bottom="0.247cm" loext:contextual-spacing="false" fo:line-height="9%" fo:text-align="justify" style:justify-single-word="false" style:writing-mode="lr-tb"/>
      <style:text-properties fo:font-weight="normal"/>
    </style:style>
    <style:style style:name="P23" style:family="paragraph" style:parent-style-name="Text_20_body">
      <style:paragraph-properties fo:margin-left="1.27cm" fo:margin-right="0cm" fo:margin-top="0.423cm" fo:margin-bottom="0.423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Roboto" fo:font-size="11pt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80" style:text-line-through-style="none" style:text-line-through-type="none" style:font-name="Roboto" fo:font-size="10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80" style:text-line-through-style="none" style:text-line-through-type="none" style:font-name="Roboto" fo:font-size="11pt" fo:font-style="normal" style:text-underline-style="none" style:text-blinking="false" fo:background-color="transparent" loext:char-shading-value="0"/>
    </style:style>
    <style:style style:name="T6" style:family="text">
      <style:text-properties style:font-name="Roboto" fo:background-color="transparent" loext:char-shading-value="0"/>
    </style:style>
    <style:style style:name="T7" style:family="text">
      <style:text-properties fo:font-weight="normal"/>
    </style:style>
    <style:style style:name="T8" style:family="text">
      <style:text-properties fo:color="#c9211e" style:font-name="Roboto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60c69d2d-7fff-a555-3edd-05a09fa9c35d"/>What changes did you observe in the current directory after initializing local repo?</text:p>
      <text:p text:style-name="Text_20_body"/>
      <text:p text:style-name="P3">.git directory is created which consists of :-</text:p>
      <text:list xml:id="list1002798832" text:style-name="L1">
        <text:list-item>
          <text:p text:style-name="P6">Object directory stores all the content for your database,</text:p>
        </text:list-item>
        <text:list-item>
          <text:p text:style-name="P11">refs stores pointers into commit objects in that data (branches, tags, remotes and more),</text:p>
        </text:list-item>
        <text:list-item>
          <text:p text:style-name="P11">HEAD points to the branch you currently have checked out,</text:p>
        </text:list-item>
        <text:list-item>
          <text:p text:style-name="P15">index is where Git stores your staging area information.</text:p>
        </text:list-item>
      </text:list>
      <text:p text:style-name="P1"><text:line-break/></text:p>
      <text:p text:style-name="P20">Point remote of your local git repo to the newly created repo on GitHub</text:p>
      <text:p text:style-name="Text_20_body"/>
      <text:p text:style-name="P5"><text:span text:style-name="T1">git remote add origin</text:span><text:a xlink:type="simple" xlink:href="https://github.com/deqcjain/i-am-a-git-noob.git" text:style-name="Internet_20_link" text:visited-style-name="Visited_20_Internet_20_Link"><text:span text:style-name="T3"> </text:span></text:a><text:a xlink:type="simple" xlink:href="https://github.com/deqcjain/i-am-a-git-noob.git" text:style-name="Internet_20_link" text:visited-style-name="Visited_20_Internet_20_Link"><text:span text:style-name="T4">https://github.com/deqcjain/i-am-a-git-noob.git</text:span></text:a></text:p>
      <text:p text:style-name="Text_20_body"/>
      <text:p text:style-name="P20">Print current git configs on terminal</text:p>
      <text:p text:style-name="P21">git config --list –show-origin</text:p>
      <text:p text:style-name="Text_20_body"/>
      <text:p text:style-name="P20">Update git config with your name and email address (only for current repository)</text:p>
      <text:p text:style-name="P21">git config user.name "chahat"</text:p>
      <text:p text:style-name="P22"><text:span text:style-name="T2">git config user.email "</text:span><text:span text:style-name="T5">cjain@deqode.com</text:span><text:span text:style-name="T2">"</text:span></text:p>
      <text:p text:style-name="P1"><text:line-break/><text:line-break/></text:p>
      <text:list xml:id="list1898122149" text:style-name="L2">
        <text:list-item>
          <text:p text:style-name="P7"><text:span text:style-name="T8">Create a file named "test1.txt"<text:line-break/></text:span><text:span text:style-name="T6">touch test1.txt</text:span></text:p>
        </text:list-item>
        <text:list-item>
          <text:p text:style-name="P12"><text:span text:style-name="T8">Added line with text "first line in file" in "test1.txt".<text:line-break/></text:span><text:span text:style-name="T6">echo “first line in file” &gt; test1.txt</text:span></text:p>
        </text:list-item>
        <text:list-item>
          <text:p text:style-name="P12"><text:span text:style-name="T8">Push this file to your GitHub repo.<text:line-break/></text:span><text:span text:style-name="T6">Git add test1.txt<text:line-break/>git status<text:line-break/>git commit -m “initial commit”<text:line-break/>git push origin master</text:span></text:p>
        </text:list-item>
        <text:list-item>
          <text:p text:style-name="P12"><text:span text:style-name="T8">Append line with text "second line in file" in "test1.txt".<text:line-break/></text:span><text:span text:style-name="T6">cat &gt;&gt;test1.txt<text:line-break/>second in line</text:span></text:p>
        </text:list-item>
        <text:list-item>
          <text:p text:style-name="P12"><text:soft-page-break/><text:span text:style-name="T8">Add file to the staging area.<text:line-break/></text:span><text:span text:style-name="T6">git status<text:line-break/>git add test1.txt<text:line-break/>git status</text:span></text:p>
        </text:list-item>
        <text:list-item>
          <text:p text:style-name="P12"><text:span text:style-name="T8">Check the status of the file in all staging area<text:line-break/></text:span><text:span text:style-name="T6">git status</text:span></text:p>
        </text:list-item>
        <text:list-item>
          <text:p text:style-name="P16"><text:span text:style-name="T8">Append line with text "Third line in file" in "test1.txt". (Note status of files across different areas).<text:line-break/></text:span><text:span text:style-name="T6">cat &gt;&gt; test1.txt<text:line-break/>third line in file<text:line-break/>git status<text:line-break/>git status</text:span></text:p>
        </text:list-item>
      </text:list>
      <text:p text:style-name="P4">On branch master</text:p>
      <text:p text:style-name="P4">Changes to be committed:</text:p>
      <text:p text:style-name="P4">(use "git restore --staged &lt;file&gt;..." to unstage)</text:p>
      <text:p text:style-name="P4">modified: test1.txt</text:p>
      <text:p text:style-name="Text_20_body"/>
      <text:p text:style-name="P4">Changes not staged for commit:</text:p>
      <text:p text:style-name="P4">(use "git add &lt;file&gt;..." to update what will be committed)</text:p>
      <text:p text:style-name="P4">(use "git restore &lt;file&gt;..." to discard changes in working directory)</text:p>
      <text:p text:style-name="P4">modified: test1.txt</text:p>
      <text:list xml:id="list3367952064" text:style-name="L3">
        <text:list-item>
          <text:p text:style-name="P8"><text:span text:style-name="T8">Remove "test1.txt" from the staging area.<text:line-break/></text:span><text:span text:style-name="T6">git reset HEAD test1.txt</text:span></text:p>
        </text:list-item>
        <text:list-item>
          <text:p text:style-name="P13"><text:span text:style-name="T8">Create commit with message "My First Commit"<text:line-break/></text:span><text:span text:style-name="T6">git commit -a -m "My First Commit"</text:span></text:p>
        </text:list-item>
        <text:list-item>
          <text:p text:style-name="P13"><text:span text:style-name="T8">Push commit to the remote repo <text:line-break/></text:span><text:span text:style-name="T6">git push origin master</text:span></text:p>
        </text:list-item>
        <text:list-item>
          <text:p text:style-name="P13"><text:span text:style-name="T8">NOTE: checklist commits pushed to the remote<text:line-break/></text:span><text:span text:style-name="T6">git log --stat</text:span></text:p>
        </text:list-item>
        <text:list-item>
          <text:p text:style-name="P13"><text:span text:style-name="T8">Update message of last commit "My First Commit" to "My Second Commit" (without creating a new commit)<text:line-break/></text:span><text:span text:style-name="T6">git commit --amend “My Second Commit”</text:span></text:p>
        </text:list-item>
        <text:list-item>
          <text:p text:style-name="P17"><text:span text:style-name="T8">Push commit with the updated message to the remote repo<text:line-break/></text:span><text:span text:style-name="T6">git pull origin master<text:line-break/>git push origin -u master</text:span></text:p>
        </text:list-item>
      </text:list>
      <text:p text:style-name="Text_20_body"/>
      <text:list xml:id="list1422152459" text:style-name="L4">
        <text:list-item>
          <text:p text:style-name="P9"><text:soft-page-break/><text:span text:style-name="T8">Check the difference between the last and second last commits.<text:line-break/></text:span><text:span text:style-name="T6">git log -p -2</text:span></text:p>
        </text:list-item>
        <text:list-item>
          <text:p text:style-name="P19">Revert the last commit and check the updated commit logs history</text:p>
        </text:list-item>
      </text:list>
      <text:p text:style-name="P23">git revert HEAD^</text:p>
      <text:list xml:id="list2590572024" text:style-name="L5">
        <text:list-item>
          <text:p text:style-name="P10"><text:span text:style-name="T8">Append the line with text "Fourth line in file" in "test1.txt" and commit it.<text:line-break/></text:span><text:span text:style-name="T6">cat &gt;&gt; test1.txt<text:line-break/>Fourth line in file<text:line-break/>git status<text:line-break/>git commit -a -m "Fourth line added"</text:span></text:p>
        </text:list-item>
        <text:list-item>
          <text:p text:style-name="P14"><text:span text:style-name="T8">Update the last commit such that the "test1.txt"  also contains "Fifth line in file" (without creating a new commit)<text:line-break/></text:span><text:span text:style-name="T6">cat &gt;&gt; test1.txt<text:line-break/>Fifth line in file<text:line-break/>git status<text:line-break/>git commit --amend</text:span></text:p>
        </text:list-item>
        <text:list-item>
          <text:p text:style-name="P14"><text:span text:style-name="T8">Push the updated commits to the remote repository<text:line-break/></text:span><text:span text:style-name="T6">git push -f origin master</text:span></text:p>
        </text:list-item>
        <text:list-item>
          <text:p text:style-name="P14"><text:span text:style-name="T8">Append some content in "test1.txt" file<text:line-break/></text:span><text:span text:style-name="T6">cat &gt;&gt; test1.txt<text:line-break/>random stuff</text:span></text:p>
        </text:list-item>
        <text:list-item>
          <text:p text:style-name="P14"><text:span text:style-name="T8">Pull all the content from remote repository to local repository<text:line-break/></text:span><text:span text:style-name="T6">git pull origin master</text:span></text:p>
        </text:list-item>
        <text:list-item>
          <text:p text:style-name="P18"><text:span text:style-name="T8">Clone the remote repository to some other directory in your local system.<text:line-break/></text:span><text:span text:style-name="T6">git clone https://github.com/deqcjain/i-am-a-git-noob.git</text:span></text:p>
        </text:list-item>
      </text:list>
      <text:p text:style-name="Text_20_body"><text:span text:style-name="T7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3T12:01:03.709543670</meta:creation-date>
    <dc:date>2023-03-03T12:01:24.306755989</dc:date>
    <meta:editing-duration>PT20S</meta:editing-duration>
    <meta:editing-cycles>1</meta:editing-cycles>
    <meta:document-statistic meta:table-count="0" meta:image-count="0" meta:object-count="0" meta:page-count="3" meta:paragraph-count="46" meta:word-count="527" meta:character-count="3062" meta:non-whitespace-character-count="2602"/>
    <meta:generator>LibreOffice/6.4.7.2$Linux_X86_64 LibreOffice_project/40$Build-2</meta:generator>
  </office:meta>
</office:document-meta>
</file>